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bbcb" officeooo:paragraph-rsid="0001bbc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1bbcb" officeooo:paragraph-rsid="0001bbcb" style:font-size-asian="14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bcb" officeooo:paragraph-rsid="0001bbcb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1bbcb" officeooo:paragraph-rsid="0001bbcb" style:font-size-asian="14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b7e1" officeooo:paragraph-rsid="0003b7e1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566b6" officeooo:paragraph-rsid="000566b6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cherches</text:p>
      <text:p text:style-name="P1"/>
      <text:p text:style-name="P2">Robi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livi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lias</text:p>
      <text:p text:style-name="P2"/>
      <text:p text:style-name="P2"/>
      <text:p text:style-name="P5">Drone de course : drone fais pour les courses et les championnats, ils ont une grande vitesse et sont asser petit pour pouvoir aller aussi vite(+ de 100km/h à vitesse max). Des championnats mondiaux sont organisés tout les ans avec plusieurs milliers de dollars à gagner.</text:p>
      <text:p text:style-name="P5"/>
      <text:p text:style-name="P6">Drone de photographie : créé pour la photographie avec une portée pour les milieux de game de 2 km pour pouvoir prendre des photos de lo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12-01T12:34:56.114000000</dc:date>
    <meta:editing-duration>PT6M3S</meta:editing-duration>
    <meta:editing-cycles>3</meta:editing-cycles>
    <meta:document-statistic meta:table-count="0" meta:image-count="0" meta:object-count="0" meta:page-count="3" meta:paragraph-count="6" meta:word-count="76" meta:character-count="437" meta:non-whitespace-character-count="367"/>
  </office:meta>
</office:document-meta>
</file>